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24-10-03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23-09-26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22-10-20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21-10-2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20-11-19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19-10-08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18-10-29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1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16-01-08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1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12-10-0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1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1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0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0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0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0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0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0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0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200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9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9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9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96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9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9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9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8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8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8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8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8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8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7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7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76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75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7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7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7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6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40304</text:p>
          </table:table-cell>
          <table:table-cell office:value-type="string" calcext:value-type="string">
            <text:p>1966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